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4551" officeooo:paragraph-rsid="001be65e" style:font-weight-asian="normal" style:font-weight-complex="normal"/>
    </style:style>
    <style:style style:name="P2" style:family="paragraph" style:parent-style-name="Standard">
      <style:text-properties fo:font-weight="normal" officeooo:rsid="001b4551" officeooo:paragraph-rsid="001fb423" style:font-weight-asian="normal" style:font-weight-complex="normal"/>
    </style:style>
    <style:style style:name="P3" style:family="paragraph" style:parent-style-name="Standard">
      <style:text-properties fo:font-weight="normal" officeooo:rsid="001fb423" officeooo:paragraph-rsid="001fb423" style:font-weight-asian="normal" style:font-weight-complex="normal"/>
    </style:style>
    <style:style style:name="P4" style:family="paragraph" style:parent-style-name="Standard">
      <style:text-properties fo:font-weight="normal" officeooo:rsid="0020f881" officeooo:paragraph-rsid="0020f881" style:font-weight-asian="normal" style:font-weight-complex="normal"/>
    </style:style>
    <style:style style:name="P5" style:family="paragraph" style:parent-style-name="Standard">
      <style:text-properties fo:font-weight="normal" officeooo:rsid="0022ebe9" officeooo:paragraph-rsid="0022ebe9" style:font-weight-asian="normal" style:font-weight-complex="normal"/>
    </style:style>
    <style:style style:name="P6" style:family="paragraph" style:parent-style-name="Standard">
      <style:text-properties fo:font-weight="normal" officeooo:rsid="00240ab9" officeooo:paragraph-rsid="00240ab9" style:font-weight-asian="normal" style:font-weight-complex="normal"/>
    </style:style>
    <style:style style:name="T1" style:family="text">
      <style:text-properties officeooo:rsid="001deb13"/>
    </style:style>
    <style:style style:name="T2" style:family="text">
      <style:text-properties officeooo:rsid="0020f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ONIS CHRISTOPHE <text:s text:c="28"/>DEVELOPPEUR WEB ET WEB MOBILE</text:p>
      <text:p text:style-name="P1"><text:a xlink:type="simple" xlink:href="mailto:adonis.christophe127@gmail.com" text:style-name="Internet_20_link" text:visited-style-name="Visited_20_Internet_20_Link">adonis.christophe127@gmail.com</text:a></text:p>
      <text:p text:style-name="P1">06903749</text:p>
      <text:p text:style-name="P1">Rue Poirier Gissac 97180 Sainte-Anne</text:p>
      <text:p text:style-name="P1">29 Novembre 2002 Guadeloupe</text:p>
      <text:p text:style-name="P1">Permis + Véhicule</text:p>
      <text:p text:style-name="P1"/>
      <text:p text:style-name="P1">A propos <text:s/>de moi :</text:p>
      <text:p text:style-name="P1">Exemple :</text:p>
      <text:p text:style-name="P1">Actuellement en formation de developpeur web et ayant suivi une formation en informatique et réseau, je vous propose mes compétences de développeur informatique.</text:p>
      <text:p text:style-name="P1"/>
      <text:p text:style-name="P1">compétences PROFESSIONNELS </text:p>
      <text:p text:style-name="P1"/>
      <text:p text:style-name="P1">Langages INFO</text:p>
      <text:p text:style-name="P1">HTML/CSS (bootstrap) JavaScript</text:p>
      <text:p text:style-name="P3">PHP MY ADMIN SQL</text:p>
      <text:p text:style-name="P1"/>
      <text:p text:style-name="P1">COMPETENCES </text:p>
      <text:p text:style-name="P3">OS UBUNTU</text:p>
      <text:p text:style-name="P2">Maquettage (wireframe,carte mentale) </text:p>
      <text:p text:style-name="P3">Analyse des cahiers des charges</text:p>
      <text:p text:style-name="P3">Méthode agile</text:p>
      <text:p text:style-name="P3">Maintenance informatique, bases en reseau</text:p>
      <text:p text:style-name="P3">Langues</text:p>
      <text:p text:style-name="P3">Infographie</text:p>
      <text:p text:style-name="P4">Gestion de projet</text:p>
      <text:p text:style-name="P4">Visual Studio Code</text:p>
      <text:p text:style-name="P4">Montage multimédia</text:p>
      <text:p text:style-name="P3"/>
      <text:p text:style-name="P3"/>
      <text:p text:style-name="P2">Maintenance informatique</text:p>
      <text:p text:style-name="P2"><text:s/>Maitrise de base en reseau</text:p>
      <text:p text:style-name="P1">Utilisation Libre Office</text:p>
      <text:p text:style-name="P1">Gestion de projet SOFT SKILLS</text:p>
      <text:p text:style-name="P1">Bricoleur</text:p>
      <text:p text:style-name="P1">Travail d’équipe</text:p>
      <text:p text:style-name="P1">Méthode agi<text:span text:style-name="T1">le</text:span></text:p>
      <text:p text:style-name="P1"/>
      <text:p text:style-name="P4">EXPERIENCES PROFESSIONNELS</text:p>
      <text:p text:style-name="P4">2021-2022 FORMATION DEVELOPPEUR WEB MOBILE RSMA/SIMPLON</text:p>
      <text:p text:style-name="P4">Création et Optimisation de sites web (divers,IFCLASS)</text:p>
      <text:p text:style-name="P4">Gestion de projet</text:p>
      <text:p text:style-name="P4">Création et gestion de plusieurs bases de données</text:p>
      <text:p text:style-name="P4"/>
      <text:p text:style-name="P5">2018-2021</text:p>
      <text:p text:style-name="P5">Mission de graphisme (banniere, logo design)</text:p>
      <text:p text:style-name="P5">Mission informatique (création de cms)</text:p>
      <text:p text:style-name="P5"/>
      <text:p text:style-name="P5">HOBBY</text:p>
      <text:p text:style-name="P6">Photoshop,Cinéma 4D, Jeux vidéos, Modérateur blog/discord,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7:59:31.353464971</meta:creation-date>
    <dc:date>2022-02-04T10:08:45.589645495</dc:date>
    <meta:editing-duration>PT16M28S</meta:editing-duration>
    <meta:editing-cycles>1</meta:editing-cycles>
    <meta:document-statistic meta:table-count="0" meta:image-count="0" meta:object-count="0" meta:page-count="1" meta:paragraph-count="41" meta:word-count="155" meta:character-count="1179" meta:non-whitespace-character-count="1032"/>
    <meta:generator>LibreOffice/6.4.7.2$Linux_X86_64 LibreOffice_project/40$Build-2</meta:generator>
  </office:meta>
</office:document-meta>
</file>